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6.228cm" fo:margin-left="2.494cm" table:align="left"/>
    </style:style>
    <style:style style:name="Tabelle1.A" style:family="table-column">
      <style:table-column-properties style:column-width="16.228cm"/>
    </style:style>
    <style:style style:name="Tabelle1.A1" style:family="table-cell">
      <style:table-cell-properties style:vertical-align="middle" fo:background-color="#eeeeff" fo:padding-left="0.049cm" fo:padding-right="0.049cm" fo:padding-top="0cm" fo:padding-bottom="0.049cm" fo:border-left="0.75pt solid #808080" fo:border-right="1.5pt solid #808080" fo:border-top="none" fo:border-bottom="0.75pt solid #808080">
        <style:background-image/>
      </style:table-cell-properties>
    </style:style>
    <style:style style:name="Tabelle2" style:family="table">
      <style:table-properties style:width="16.228cm" table:align="left"/>
    </style:style>
    <style:style style:name="Tabelle2.A" style:family="table-column">
      <style:table-column-properties style:column-width="0.106cm"/>
    </style:style>
    <style:style style:name="Tabelle2.B" style:family="table-column">
      <style:table-column-properties style:column-width="16.122cm"/>
    </style:style>
    <style:style style:name="Tabelle2.A1" style:family="table-cell">
      <style:table-cell-properties style:vertical-align="middle" fo:background-color="#4060a0" fo:padding="0.049cm" fo:border="0.05pt solid #808080">
        <style:background-image/>
      </style:table-cell-properties>
    </style:style>
    <style:style style:name="Tabelle2.B1" style:family="table-cell">
      <style:table-cell-properties style:vertical-align="middle"/>
    </style:style>
    <style:style style:name="Tabelle2" style:family="table">
      <style:table-properties style:width="16.228cm" table:align="left"/>
    </style:style>
    <style:style style:name="Tabelle2.A" style:family="table-column">
      <style:table-column-properties style:column-width="0.106cm"/>
    </style:style>
    <style:style style:name="Tabelle2.B" style:family="table-column">
      <style:table-column-properties style:column-width="16.122cm"/>
    </style:style>
    <style:style style:name="Tabelle2.A1" style:family="table-cell">
      <style:table-cell-properties style:vertical-align="middle" fo:background-color="#4060a0" fo:padding="0.049cm" fo:border="0.05pt solid #808080">
        <style:background-image/>
      </style:table-cell-properties>
    </style:style>
    <style:style style:name="Tabelle2.B1" style:family="table-cell">
      <style:table-cell-properties style:vertical-align="middle"/>
    </style:style>
    <style:style style:name="P1"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4pt" fo:letter-spacing="normal" fo:font-style="normal" fo:font-weight="normal"/>
    </style:style>
    <style:style style:name="P2" style:family="paragraph" style:parent-style-name="Preformatted_20_Text">
      <style:paragraph-properties fo:margin-left="0cm" fo:margin-right="0cm" fo:margin-top="0cm" fo:margin-bottom="0cm" loext:contextual-spacing="false" fo:text-indent="0cm" style:auto-text-indent="false" fo:padding="0cm" fo:border="none"/>
      <style:text-properties fo:font-weight="bold"/>
    </style:style>
    <style:style style:name="P3" style:family="paragraph" style:parent-style-name="Table_20_Contents">
      <style:paragraph-properties fo:margin-left="0cm" fo:margin-right="0cm" fo:margin-top="0cm" fo:margin-bottom="0cm" loext:contextual-spacing="false" fo:text-indent="0cm" style:auto-text-indent="false"/>
    </style:style>
    <style:style style:name="P4" style:family="paragraph" style:parent-style-name="Preformatted_20_Text">
      <loext:graphic-properties draw:fill="solid" draw:fill-color="#eeeeee" draw:opacity="100%"/>
      <style:paragraph-properties fo:margin-top="0cm" fo:margin-bottom="0.499cm" loext:contextual-spacing="false" fo:orphans="2" fo:widows="2" fo:background-color="#eeeeee"/>
      <style:text-properties fo:font-variant="normal" fo:text-transform="none" fo:color="#000000" style:font-name="Times New Roman" fo:font-size="14pt" fo:letter-spacing="normal" fo:font-style="normal" fo:font-weight="normal"/>
    </style:style>
    <style:style style:name="P5" style:family="paragraph" style:parent-style-name="Preformatted_20_Text">
      <style:paragraph-properties fo:margin-top="0cm" fo:margin-bottom="0cm" loext:contextual-spacing="false" fo:padding="0cm" fo:border="none"/>
      <style:text-properties fo:font-weight="bold"/>
    </style:style>
    <style:style style:name="P6" style:family="paragraph" style:parent-style-name="Text_20_body">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top="0cm" fo:margin-bottom="0cm" loext:contextual-spacing="false" fo:orphans="2" fo:widows="2"/>
      <style:text-properties fo:font-variant="normal" fo:text-transform="none" fo:color="#000000" style:font-name="Times New Roman" fo:font-size="13pt" fo:letter-spacing="normal" fo:font-style="normal" fo:font-weight="normal" style:font-size-asian="13pt" style:font-size-complex="13pt"/>
    </style:style>
    <style:style style:name="P8" style:family="paragraph" style:parent-style-name="Text_20_body">
      <style:paragraph-properties fo:margin-top="0cm" fo:margin-bottom="0cm" loext:contextual-spacing="false" fo:orphans="2" fo:widows="2"/>
    </style:style>
    <style:style style:name="P9" style:family="paragraph" style:parent-style-name="Table_20_Contents">
      <style:text-properties fo:font-size="2pt" style:font-size-asian="2pt" style:font-size-complex="2pt"/>
    </style:style>
    <style:style style:name="P10" style:family="paragraph" style:parent-style-name="Text_20_body">
      <style:paragraph-properties fo:margin-top="0cm" fo:margin-bottom="0.247cm" loext:contextual-spacing="false" fo:orphans="2" fo:widows="2"/>
      <style:text-properties fo:font-variant="normal" fo:text-transform="none" fo:color="#000000" style:font-name="Times New Roman" fo:font-size="14pt" fo:letter-spacing="normal" fo:font-style="normal" fo:font-weight="normal" loext:padding="0.049cm" loext:border="0.51pt outset #000000"/>
    </style:style>
    <style:style style:name="P11" style:family="paragraph" style:parent-style-name="Text_20_body">
      <style:paragraph-properties fo:margin-top="0cm" fo:margin-bottom="0.247cm" loext:contextual-spacing="false" fo:orphans="2" fo:widows="2"/>
      <style:text-properties fo:font-variant="normal" fo:text-transform="none" fo:color="#000000" style:font-name="Times New Roman" fo:font-size="14pt" fo:letter-spacing="normal" fo:font-style="normal" fo:font-weight="normal"/>
    </style:style>
    <style:style style:name="P12" style:family="paragraph" style:parent-style-name="Text_20_body">
      <style:paragraph-properties fo:margin-top="0cm" fo:margin-bottom="0.247cm" loext:contextual-spacing="false" fo:orphans="2" fo:widows="2"/>
      <style:text-properties fo:font-variant="normal" fo:text-transform="none" fo:color="#000000" fo:letter-spacing="normal"/>
    </style:style>
    <style:style style:name="P13" style:family="paragraph" style:parent-style-name="Text_20_body">
      <style:paragraph-properties fo:margin-top="0cm" fo:margin-bottom="0.247cm" loext:contextual-spacing="false" fo:orphans="2" fo:widows="2"/>
    </style:style>
    <style:style style:name="P14" style:family="paragraph" style:parent-style-name="Text_20_body">
      <style:paragraph-properties fo:orphans="2" fo:widows="2"/>
      <style:text-properties fo:font-variant="normal" fo:text-transform="none" fo:color="#000000" style:font-name="Times New Roman" fo:font-size="13pt" fo:letter-spacing="normal" fo:font-style="normal" fo:font-weight="normal" officeooo:rsid="003cdefe" officeooo:paragraph-rsid="003cdefe" style:font-size-asian="13pt" style:font-size-complex="13pt"/>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italic"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000000" style:text-position="-33% 80%" style:font-name="Times New Roman" fo:font-size="14pt" fo:letter-spacing="normal" fo:font-style="normal" fo:font-weight="normal"/>
    </style:style>
    <style:style style:name="T5" style:family="text">
      <style:text-properties fo:font-variant="normal" fo:text-transform="none" fo:color="#00aa00" style:font-name="Times New Roman" fo:font-size="14pt" fo:letter-spacing="normal" fo:font-style="normal" fo:font-weight="normal"/>
    </style:style>
    <style:style style:name="T6" style:family="text">
      <style:text-properties fo:font-variant="normal" fo:text-transform="none" fo:color="#e06000" style:font-name="Times New Roman" fo:font-size="14pt" fo:letter-spacing="normal" fo:font-style="normal" fo:font-weight="normal"/>
    </style:style>
    <style:style style:name="T7" style:family="text">
      <style:text-properties style:font-name="Times New Roman" fo:font-size="14pt" fo:font-style="normal" fo:font-weight="normal"/>
    </style:style>
    <style:style style:name="T8" style:family="text">
      <style:text-properties fo:color="#00aa00"/>
    </style:style>
    <style:style style:name="T9" style:family="text">
      <style:text-properties fo:font-style="italic"/>
    </style:style>
    <style:style style:name="T10" style:family="text">
      <style:text-properties fo:color="#9b0000"/>
    </style:style>
    <style:style style:name="T11" style:family="text">
      <style:text-properties fo:color="#9b00ff"/>
    </style:style>
    <style:style style:name="T12" style:family="text">
      <style:text-properties style:text-position="-33% 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 </text:span><text:span text:style-name="T1">Read up on Gematria, a method for assigning numbers to words, and for mapping between words having the same number to discover the hidden meaning of texts (</text:span><text:span text:style-name="Teletype"><text:span text:style-name="T1">http://en.wikipedia.org/wiki/Gematria</text:span></text:span><text:span text:style-name="T1">, </text:span><text:span text:style-name="Teletype"><text:span text:style-name="T1">http://essenes.net/gemcal.htm</text:span></text:span><text:span text:style-name="T1">).</text:span></text:p>
      <text:p text:style-name="P13"><text:span text:style-name="T1">Write a function </text:span><text:span text:style-name="Teletype"><text:span text:style-name="T1">gematria()</text:span></text:span><text:span text:style-name="T1"> that sums the numerical values of the letters of a word, according to the letter values in </text:span><text:span text:style-name="Teletype"><text:span text:style-name="T1">letter_vals</text:span></text:span><text:span text:style-name="T1">:</text:span></text:p>
      <table:table table:name="Tabelle1" table:style-name="Tabelle1">
        <table:table-column table:style-name="Tabelle1.A"/>
        <table:table-row table:style-name="TableLine94326733785264">
          <table:table-cell table:style-name="Tabelle1.A1" office:value-type="string">
            <table:table table:name="Tabelle2" table:style-name="Tabelle2">
              <table:table-column table:style-name="Tabelle2.A"/>
              <table:table-column table:style-name="Tabelle2.B"/>
              <table:table-row table:style-name="TableLine94326733799728">
                <table:table-cell table:style-name="Tabelle2.A1" office:value-type="string">
                  <text:p text:style-name="P3"> </text:p>
                </table:table-cell>
                <table:table-cell table:style-name="Tabelle2.B1" office:value-type="string">
                  <text:p text:style-name="P2"><text:span text:style-name="T10">&gt;&gt;&gt; </text:span>letter_vals = {<text:span text:style-name="T8">'a'</text:span>:1, <text:span text:style-name="T8">'b'</text:span>:2, <text:span text:style-name="T8">'c'</text:span>:3, <text:span text:style-name="T8">'d'</text:span>:4, <text:span text:style-name="T8">'e'</text:span>:5, <text:span text:style-name="T8">'f'</text:span>:80, <text:span text:style-name="T8">'g'</text:span>:3, <text:span text:style-name="T8">'h'</text:span>:8,</text:p>
                  <text:p text:style-name="P5"><text:span text:style-name="T11">... </text:span><text:span text:style-name="T8">'i'</text:span>:10, <text:span text:style-name="T8">'j'</text:span>:10, <text:span text:style-name="T8">'k'</text:span>:20, <text:span text:style-name="T8">'l'</text:span>:30, <text:span text:style-name="T8">'m'</text:span>:40, <text:span text:style-name="T8">'n'</text:span>:50, <text:span text:style-name="T8">'o'</text:span>:70, <text:span text:style-name="T8">'p'</text:span>:80, <text:span text:style-name="T8">'q'</text:span>:100,</text:p>
                  <text:p text:style-name="P5"><text:span text:style-name="T11">... </text:span><text:span text:style-name="T8">'r'</text:span>:200, <text:span text:style-name="T8">'s'</text:span>:300, <text:span text:style-name="T8">'t'</text:span>:400, <text:span text:style-name="T8">'u'</text:span>:6, <text:span text:style-name="T8">'v'</text:span>:6, <text:span text:style-name="T8">'w'</text:span>:800, <text:span text:style-name="T8">'x'</text:span>:60, <text:span text:style-name="T8">'y'</text:span>:10, <text:span text:style-name="T8">'z'</text:span>:7}</text:p>
                </table:table-cell>
              </table:table-row>
            </table:table>
            <text:p text:style-name="P9"/>
          </table:table-cell>
        </table:table-row>
      </table:table>
      <text:p text:style-name="P13"><text:span text:style-name="T1">Process a corpus (e.g. </text:span><text:span text:style-name="Teletype"><text:span text:style-name="T1">nltk.corpus.state_union</text:span></text:span><text:span text:style-name="T1">) and for each document, count how many of its words have the number 666.</text:span></text:p>
      <text:p text:style-name="P13"><text:span text:style-name="T1">Write a function </text:span><text:span text:style-name="Teletype"><text:span text:style-name="T1">decode()</text:span></text:span><text:span text:style-name="T1"> to process a text, randomly replacing words with their Gematria equivalents, in order to discover the "hidden meaning" of the text.</text:span></text:p>
      <text:p text:style-name="P13"><text:span text:style-name="T3">◑ </text:span><text:span text:style-name="T1">Write a function </text:span><text:span text:style-name="Teletype"><text:span text:style-name="T1">shorten(text, n)</text:span></text:span><text:span text:style-name="T1"> to process a text, omitting the </text:span><text:span text:style-name="T2">n</text:span><text:span text:style-name="T1"> most frequently occurring words of the text. How readable is it?</text:span></text:p>
      <text:p text:style-name="P12">◑ <text:span text:style-name="T7">Write code to print out an index for a lexicon, allowing someone to look up words according to their meanings (or pronunciations; whatever properties are contained in lexical entries).</text:span></text:p>
      <text:p text:style-name="P13"><text:span text:style-name="T3">◑ </text:span><text:span text:style-name="T1">Write a list comprehension that sorts a list of WordNet synsets for proximity to a given synset. For example, given the synsets </text:span><text:span text:style-name="Teletype"><text:span text:style-name="T1">minke_whale.n.01</text:span></text:span><text:span text:style-name="T1">, </text:span><text:span text:style-name="Teletype"><text:span text:style-name="T1">orca.n.01</text:span></text:span><text:span text:style-name="T1">, </text:span><text:span text:style-name="Teletype"><text:span text:style-name="T1">novel.n.01</text:span></text:span><text:span text:style-name="T1">, and </text:span><text:span text:style-name="Teletype"><text:span text:style-name="T1">tortoise.n.01</text:span></text:span><text:span text:style-name="T1">, sort them according to their </text:span><text:span text:style-name="Teletype"><text:span text:style-name="T1">shortest_path_distance()</text:span></text:span><text:span text:style-name="T1"> from </text:span><text:span text:style-name="Teletype"><text:span text:style-name="T1">right_whale.n.01</text:span></text:span><text:span text:style-name="T1">.</text:span></text:p>
      <text:p text:style-name="P13"><text:span text:style-name="T3">◑ </text:span><text:span text:style-name="T1">Write a function that takes a list of words (containing duplicates) and returns a list of words (with no duplicates) sorted by decreasing frequency. E.g. if the input list contained 10 instances of the word </text:span><text:span text:style-name="Teletype"><text:span text:style-name="T1">table</text:span></text:span><text:span text:style-name="T1"> and 9 instances of the word </text:span><text:span text:style-name="Teletype"><text:span text:style-name="T1">chair</text:span></text:span><text:span text:style-name="T1">, then </text:span><text:span text:style-name="Teletype"><text:span text:style-name="T1">table</text:span></text:span><text:span text:style-name="T1"> would appear before </text:span><text:span text:style-name="Teletype"><text:span text:style-name="T1">chair</text:span></text:span><text:span text:style-name="T1"> in the output list.</text:span></text:p>
      <text:p text:style-name="P13"><text:span text:style-name="T3">◑ </text:span><text:span text:style-name="T1">Write a function that takes a text and a vocabulary as its arguments and returns the set of words that appear in the text but not in the vocabulary. Both arguments can be represented as lists of strings. Can you do this in a single line, using </text:span><text:span text:style-name="Teletype"><text:span text:style-name="T1">set.difference()</text:span></text:span><text:span text:style-name="T1">?</text:span></text:p>
      <text:p text:style-name="P13"><text:span text:style-name="T3">◑ </text:span><text:span text:style-name="T1">Import the </text:span><text:span text:style-name="Teletype"><text:span text:style-name="T1">itemgetter()</text:span></text:span><text:span text:style-name="T1"> function from the </text:span><text:span text:style-name="Teletype"><text:span text:style-name="T1">operator</text:span></text:span><text:span text:style-name="T1"> module in Python's standard library (i.e. </text:span><text:span text:style-name="Teletype"><text:span text:style-name="T6">from</text:span></text:span><text:span text:style-name="Teletype"><text:span text:style-name="T1"> operator </text:span></text:span><text:span text:style-name="Teletype"><text:span text:style-name="T6">import</text:span></text:span><text:span text:style-name="Teletype"><text:span text:style-name="T1"> itemgetter</text:span></text:span><text:span text:style-name="T1">). Create a list </text:span><text:span text:style-name="Teletype"><text:span text:style-name="T1">words</text:span></text:span><text:span text:style-name="T1"> containing several words. Now try calling: </text:span><text:span text:style-name="Teletype"><text:span text:style-name="T1">sorted(words, key=itemgetter(1))</text:span></text:span><text:span text:style-name="T1">, and </text:span><text:span text:style-name="Teletype"><text:span text:style-name="T1">sorted(words, key=itemgetter(-1))</text:span></text:span><text:span text:style-name="T1">. Explain what </text:span><text:span text:style-name="Teletype"><text:span text:style-name="T1">itemgetter()</text:span></text:span><text:span text:style-name="T1"> is doing.</text:span></text:p>
      <text:p text:style-name="P13"><text:span text:style-name="T3">◑ </text:span><text:span text:style-name="T1">Write a recursive function </text:span><text:span text:style-name="Teletype"><text:span text:style-name="T1">lookup(trie, key)</text:span></text:span><text:span text:style-name="T1"> that looks up a key in a trie, and returns the value it finds. Extend the function to return a word when it is uniquely determined by its prefix (e.g. </text:span><text:span text:style-name="Teletype"><text:span text:style-name="T1">vanguard</text:span></text:span><text:span text:style-name="T1"> is the only word that starts with </text:span><text:span text:style-name="Teletype"><text:span text:style-name="T1">vang-</text:span></text:span><text:span text:style-name="T1">, so </text:span><text:span text:style-name="Teletype"><text:span text:style-name="T1">lookup(trie, </text:span></text:span><text:span text:style-name="Teletype"><text:span text:style-name="T5">'vang'</text:span></text:span><text:span text:style-name="Teletype"><text:span text:style-name="T1">)</text:span></text:span><text:span text:style-name="T1"> should return the same thing as </text:span><text:span text:style-name="Teletype"><text:span text:style-name="T1">lookup(trie, </text:span></text:span><text:span text:style-name="Teletype"><text:span text:style-name="T5">'vanguard'</text:span></text:span><text:span text:style-name="Teletype"><text:span text:style-name="T1">)</text:span></text:span><text:span text:style-name="T1">).</text:span></text:p>
      <text:p text:style-name="P13"><text:soft-page-break/><text:span text:style-name="T3">◑ </text:span><text:span text:style-name="T1">Read up on "keyword linkage" (chapter 5 of </text:span><text:bookmark text:name="id7"/><text:a xlink:type="simple" xlink:href="https://www.nltk.org/book/bibliography.html#scott2006" text:style-name="Internet_20_link" text:visited-style-name="Visited_20_Internet_20_Link">(Scott &amp; Tribble, 2006)</text:a><text:span text:style-name="T1">). Extract keywords from NLTK's Shakespeare Corpus and using the NetworkX package, plot keyword linkage networks.</text:span></text:p>
      <text:p text:style-name="P13"><text:span text:style-name="T3">◑ </text:span><text:span text:style-name="T1">Read about string edit distance and the Levenshtein Algorithm. Try the implementation provided in </text:span><text:span text:style-name="Teletype"><text:span text:style-name="T1">nltk.edit_distance()</text:span></text:span><text:span text:style-name="T1">. In what way is this using dynamic programming? Does it use the bottom-up or top-down approach? [See also </text:span><text:span text:style-name="Teletype"><text:span text:style-name="T1">http://norvig.com/spell-correct.html</text:span></text:span><text:span text:style-name="T1">]</text:span></text:p>
      <text:p text:style-name="P13"><text:span text:style-name="T3">◑ </text:span><text:span text:style-name="T1">The Catalan numbers arise in many applications of combinatorial mathematics, including the counting of parse trees (</text:span><text:a xlink:type="simple" xlink:href="https://www.nltk.org/book/ch08.html#sec-grammar-development" text:style-name="Internet_20_link" text:visited-style-name="Visited_20_Internet_20_Link">6</text:a><text:span text:style-name="T1">). The series can be defined as follows: C</text:span><text:span text:style-name="T4">0</text:span><text:span text:style-name="T1"> = 1, and C</text:span><text:span text:style-name="T4">n+1</text:span><text:span text:style-name="T1"> = Σ</text:span><text:span text:style-name="T4">0..n</text:span><text:span text:style-name="T1"> (C</text:span><text:span text:style-name="T4">i</text:span><text:span text:style-name="T1">C</text:span><text:span text:style-name="T4">n-i</text:span><text:span text:style-name="T1">).</text:span></text:p>
      <text:p text:style-name="P6">Write a recursive function to compute <text:span text:style-name="T9">n</text:span>th Catalan number C<text:span text:style-name="T12">n</text:span>.</text:p>
      <text:p text:style-name="P6">Now write another function that does this computation using dynamic programming.</text:p>
      <text:p text:style-name="P8"><text:span text:style-name="T1">Use the </text:span><text:span text:style-name="Teletype"><text:span text:style-name="T1">timeit</text:span></text:span><text:span text:style-name="T1"> module to compare the performance of these functions as </text:span><text:span text:style-name="T2">n</text:span><text:span text:style-name="T1"> increases.</text:span></text:p>
      <text:p text:style-name="P13"><text:span text:style-name="T3">★ </text:span><text:span text:style-name="T1">Reproduce some of the results of </text:span><text:bookmark text:name="id8"/><text:a xlink:type="simple" xlink:href="https://www.nltk.org/book/bibliography.html#zhao07" text:style-name="Internet_20_link" text:visited-style-name="Visited_20_Internet_20_Link">(Zhao &amp; Zobel, 2007)</text:a><text:span text:style-name="T1"> concerning authorship identification.</text:span></text:p>
      <text:p text:style-name="P13"><text:span text:style-name="T3">★ </text:span><text:span text:style-name="T1">Study gender-specific lexical choice, and see if you can reproduce some of the results of </text:span><text:span text:style-name="Teletype"><text:span text:style-name="T1">http://www.clintoneast.com/articles/words.php</text:span></text:span></text:p>
      <text:p text:style-name="P12">★ <text:span text:style-name="T7">Write a recursive function that pretty prints a trie in alphabetically sorted order, e.g.:</text:span></text:p>
      <text:p text:style-name="P1">chair: 'flesh'</text:p>
      <text:p text:style-name="P1">---t: 'cat'</text:p>
      <text:p text:style-name="P1">--ic: 'stylish'</text:p>
      <text:p text:style-name="P4">---en: 'dog'</text:p>
      <text:p text:style-name="P12">★ <text:span text:style-name="T7">With the help of the trie data structure, write a recursive function that processes text, locating the uniqueness point in each word, and discarding the remainder of each word. How much compression does this give? How readable is the resulting text?</text:span></text:p>
      <text:p text:style-name="P13"><text:span text:style-name="T3">★ </text:span><text:span text:style-name="T1">Obtain some raw text, in the form of a single, long string. Use Python's </text:span><text:span text:style-name="Teletype"><text:span text:style-name="T1">textwrap</text:span></text:span><text:span text:style-name="T1"> module to break it up into multiple lines. Now write code to add extra spaces between words, in order to justify the output. Each line must have the same width, and spaces must be approximately evenly distributed across each line. No line can begin or end with a space.</text:span></text:p>
      <text:p text:style-name="P13"><text:span text:style-name="T3">★ </text:span><text:span text:style-name="T1">Develop a simple extractive summarization tool, that prints the sentences of a document which contain the highest total word frequency. Use </text:span><text:span text:style-name="Teletype"><text:span text:style-name="T1">FreqDist()</text:span></text:span><text:span text:style-name="T1"> to count word frequencies, and use </text:span><text:span text:style-name="Teletype"><text:span text:style-name="T1">sum</text:span></text:span><text:span text:style-name="T1"> to sum the frequencies of the words in each sentence. Rank the sentences according to their score. Finally, print the </text:span><text:span text:style-name="Emphasis"><text:span text:style-name="T1">n</text:span></text:span><text:span text:style-name="T1"> highest-scoring </text:span><text:soft-page-break/><text:span text:style-name="T1">sentences in document order. Carefully review the design of your program, especially your approach to this double sorting. Make sure the program is written as clearly as possible.</text:span></text:p>
      <text:p text:style-name="P13"><text:span text:style-name="T3">★ </text:span><text:span text:style-name="T1">Read the following article on semantic orientation of adjectives. Use the NetworkX package to visualize a network of adjectives with edges to indicate same vs different semantic orientation. </text:span><text:span text:style-name="Teletype"><text:span text:style-name="T1">http://www.aclweb.org/anthology/P97-1023</text:span></text:span></text:p>
      <text:p text:style-name="P13"><text:span text:style-name="T3">★ </text:span><text:span text:style-name="T1">Design an algorithm to find the "statistically improbable phrases" of a document collection. </text:span><text:span text:style-name="Teletype"><text:span text:style-name="T1">http://www.amazon.com/gp/search-inside/sipshelp.html</text:span></text:span></text:p>
      <text:p text:style-name="P13"><text:span text:style-name="T3">★ </text:span><text:span text:style-name="T1">Write a program to implement a brute-force algorithm for discovering word squares, a kind of </text:span><text:span text:style-name="T2">n</text:span><text:span text:style-name="T1"> × </text:span><text:span text:style-name="T2">n</text:span><text:span text:style-name="T1"> crossword in which the entry in the </text:span><text:span text:style-name="T2">n</text:span><text:span text:style-name="T1">th row is the same as the entry in the </text:span><text:span text:style-name="T2">n</text:span><text:span text:style-name="T1">th column. For discussion, see </text:span><text:span text:style-name="Teletype"><text:span text:style-name="T1">http://itre.cis.upenn.edu/~myl/languagelog/archives/002679.html</text:span></text:span></text:p>
      <text:p text:style-name="P11"/>
      <text:p text:style-name="P10"/>
      <text:p text:style-name="P7"/>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2:38:01.050232654</meta:creation-date>
    <dc:date>2022-05-16T19:27:37.879482947</dc:date>
    <meta:editing-duration>P2DT16M34S</meta:editing-duration>
    <meta:editing-cycles>31</meta:editing-cycles>
    <meta:generator>LibreOffice/6.4.7.2$Linux_X86_64 LibreOffice_project/40$Build-2</meta:generator>
    <meta:document-statistic meta:table-count="2" meta:image-count="0" meta:object-count="0" meta:page-count="3" meta:paragraph-count="34" meta:word-count="877" meta:character-count="5647" meta:non-whitespace-character-count="4805"/>
  </office:meta>
</office:document-meta>
</file>